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 fo:text-align="end" style:justify-single-word="false" style:writing-mode="rl-tb"/>
      <style:text-properties style:font-name="Scheherazade" fo:font-size="24pt" fo:font-style="normal" officeooo:rsid="00155716" officeooo:paragraph-rsid="00155716" style:font-size-asian="24pt" style:font-style-asian="normal" style:font-name-complex="Scheherazade" style:font-size-complex="24pt" style:language-complex="ar" style:country-complex="OM" style:font-style-complex="normal"/>
    </style:style>
    <style:style style:name="P2" style:family="paragraph" style:parent-style-name="Text_20_body">
      <style:paragraph-properties fo:margin-top="0cm" fo:margin-bottom="0cm" style:contextual-spacing="false" fo:line-height="100%" fo:text-align="end" style:justify-single-word="false" style:writing-mode="rl-tb"/>
      <style:text-properties style:font-name="Scheherazade" fo:font-size="24pt" fo:font-style="normal" officeooo:rsid="001360ab" officeooo:paragraph-rsid="00155716" style:font-size-asian="24pt" style:font-style-asian="normal" style:font-name-complex="Scheherazade" style:font-size-complex="24pt" style:language-complex="ar" style:country-complex="OM" style:font-style-complex="normal"/>
    </style:style>
    <style:style style:name="P3" style:family="paragraph" style:parent-style-name="Text_20_body">
      <style:paragraph-properties fo:margin-top="0cm" fo:margin-bottom="0cm" style:contextual-spacing="false" fo:line-height="100%" fo:text-align="end" style:justify-single-word="false" style:writing-mode="rl-tb"/>
      <style:text-properties style:font-name="Scheherazade" fo:font-size="24pt" fo:font-style="normal" officeooo:rsid="00155716" officeooo:paragraph-rsid="00155716" style:font-size-asian="24pt" style:font-style-asian="normal" style:font-name-complex="Scheherazade" style:font-size-complex="24pt" style:language-complex="ar" style:country-complex="OM" style:font-style-complex="normal"/>
    </style:style>
    <style:style style:name="T1" style:family="text">
      <style:text-properties officeooo:rsid="001557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1">كْوَ إِينَ لَ رَهَمَانِ * نَأَنْدَ نُذُومَ هِينِ</text:span></text:p>
      <text:p text:style-name="P1">إِينَ يَ پِيلِ رَمَانِ * نَمْوَنْدِكِيَ يَهَايَ</text:p>
      <text:p text:style-name="P1"/>
      <text:p text:style-name="P1">كْوٖينْيٖ رَمَانِ يَ كْوَانْدَ * بَنَاتِ نَلِوَفُونْدَ</text:p>
      <text:p text:style-name="P1">نَ هِينِ نِمٖئُِونْدَ * وَڤُلَانَ كُوَمْبِيَ</text:p>
      <text:p text:style-name="P1"/>
      <text:p text:style-name="P1">نَ أَسِيلِ يَ كْوَنْدِيكَ * نَهِيسِ وَانَ وَتَاكَ</text:p>
      <text:p text:style-name="P1">بَابَ پِيَ كَذَلِيكَ * مِيمِ أَلِنَنْدِكِيَ</text:p>
      <text:p text:style-name="P1"/>
      <text:p text:style-name="P1">بَابَ بوَانَ أَهمَادِ * أَتَمْجَازِ وَدُودِ</text:p>
      <text:p text:style-name="P1">كْوَانِ أَلِجِتَهِيدِ * كُنَنْدِكِيَ وَسِيَ</text:p>
      <text:p text:style-name="P1"/>
      <text:p text:style-name="P1">هَاپٗ زَمَانِ زَ يَانَ * نْدِيٗ لَ وَسِيَ يِينَ</text:p>
      <text:p text:style-name="P1">أَلٗنَنْدِكِئَ بوَانَ * بَبَانْڠُ كَنِوَتِيَ</text:p>
      <text:p text:style-name="P1"/>
      <text:p text:style-name="P1">نَامِ كَتِيكَ رَمَانِ * تَيِپِينْدَ كُبَئِينِ</text:p>
      <text:p text:style-name="P1">يَالٖ نِنَيٗؤَمِينِ * يَوٖيزَ كُسَئِدِيَ</text:p>
      <text:p text:style-name="P1"><text:soft-page-break/></text:p>
      <text:p text:style-name="P1">تَنٖينَ نَلٗيَتُومَ * نَ يَالٖ نِلٗيَسٗومَ</text:p>
      <text:p text:style-name="P1">تَزِتَايَ نَ هٖكِيمَ * كْوَ وَاتُ نِلٗپٗكٖيَ</text:p>
      <text:p text:style-name="P1"/>
      <text:p text:style-name="P1">يَالٖ نِتَيَكُسَانْيَ * مْبَالِ مْبَالِ كُتَنْڠَانْيَ</text:p>
      <text:p text:style-name="P1">لٖينْڠٗ لَانْڠُ نِ كُفَانْيَ * كَامَ لَ مَئِيشَ بٗويَ</text:p>
      <text:p text:style-name="P1"/>
      <text:p text:style-name="P1">بٗويَ هِيلِ لَ مَئِيشَ * كَاتُ هَلِتٗزَمِيشَ</text:p>
      <text:p text:style-name="P1">أَشِكَاءٗ تَمْڤُوشَ * بَنْدَارِ تَسِكِلِيَ</text:p>
      <text:p text:style-name="P1"/>
      <text:p text:style-name="P1">مْوَنَانْڠُ أُكِئَزِيمُ * كُؤٗوَ كْوَانْدَ فَهَامُ</text:p>
      <text:p text:style-name="P1">كُتٖؤُوَ نِ مُهِيمُ * نِ أَامرِ يَ شَرِيَ</text:p>
      <text:p text:style-name="P1"/>
      <text:p text:style-name="P1">مْتُومِ أَلِبَئِينِ * أَكَتوَمْبِيَ أٗوَانِ</text:p>
      <text:p text:style-name="P1">مْوَنَامْكٖ مْوٖينْيٖ دِينِ * مُونْڠُ تَوَبَرِكِيَ</text:p>
      <text:p text:style-name="P1"/>
      <text:p text:style-name="P1">مْوَنَانْڠُ سِتَاكٖ مْكٖ * كْوَ وٖيمَ وَ أُومْبٗ لَاكٖ</text:p>
      <text:p text:style-name="P1"><text:soft-page-break/>نَسَابَ نَ پَاتٗ لَاكٖ * مَيُتٗونِ أُتَنْڠِيَ</text:p>
      <text:p text:style-name="P1"/>
      <text:p text:style-name="P1">وَالَ دِينِ هَئِنٖينِ * أٗوَ شُڠُؤُ لَ أُونِ</text:p>
      <text:p text:style-name="P1">كِشُونَ كِيلٗ نَ دِينِ * كُكِؤٗوَ سِ هَتِيَ</text:p>
      <text:p text:style-name="P1"/>
      <text:p text:style-name="P1">مْوٖينْيٖ نَسَابَ تُكُوفُ * نَ كْوَ مٗولَ مْتِئِيفُ</text:p>
      <text:p text:style-name="P1">هَاوِ مْتُ مٖخَلِيفُ * كَامَ هُويٗ كُزٖنْڠٖيَ</text:p>
      <text:p text:style-name="P1"/>
      <text:p text:style-name="P1">نَ مْكٖ أَالٗ نَ چَاكٖ * سِكْوَمْبِئِ سِمْتَاكٖ</text:p>
      <text:p text:style-name="P1">بٗورَ أَاوٖ دِينِ يَاكٖ * مٖشِيكَ هَكُمْبِرِيَ</text:p>
      <text:p text:style-name="P1"/>
      <text:p text:style-name="P1">دِينِ نِ كَامَ بُرٖيكِ * هُمزِوِيَ هَتٗوكِ</text:p>
      <text:p text:style-name="P1">مِپَكَانِ نَ هَرُوكِ * أَكِيوَ تَئِتُمِيَ</text:p>
      <text:p text:style-name="P1"/>
      <text:p text:style-name="P1">نَ دِينِ هُمزِوِيزَ * كُتٖينْدَ يَسٗپٖنْدٖيزَ</text:p>
      <text:p text:style-name="P1">نَ نْدِيپٗ كَكُهِمِيزَ * مْوٖينْيٖ دِينِ كْوَنْڠَلِيَ</text:p>
      <text:p text:style-name="P1"/>
      <text:p text:style-name="P1"><text:soft-page-break/>دِينِ نِنَيٗئِنٖينَ * سِكُوَ نَايٗ نِ إِينَ</text:p>
      <text:p text:style-name="P1">دِينِ نِ كْوَنْدَامَ سَانَ * أَامرِ زَاكٖ جَلِيَ</text:p>
      <text:p text:style-name="P1"/>
      <text:p text:style-name="P1">نِ دِينِ كْوٖينْيٖ مَئِيشَ * مْتُ إِيوٖ هُمْوٖنْدٖيشَ</text:p>
      <text:p text:style-name="P1">سِ دِينِ يَ كُؤٗنٖيشَ * وَاتُ كُوَهَدَلِيَ</text:p>
      <text:p text:style-name="P1"/>
      <text:p text:style-name="P1">نِ دِينِ إِلِيٗ نْدَانِ * إِلِيٗكِيتَ مٗيٗونِ</text:p>
      <text:p text:style-name="P1">نْدِيٗ هُوَ نِ سُكَانِ * يَ كُمُؤٗنْڠٗوزَ نْدِيَ</text:p>
      <text:p text:style-name="P1"/>
      <text:p text:style-name="P1">نِ أُكِيسَ كُؤَمُوَ * نِ فُلَانِ تَمُؤٗوَ</text:p>
      <text:p text:style-name="P1">فَانْيَ مَامْبٗ سَوَسَاوَ * سَنْدَامٖ يَ جٗونْڠٗ نْدِيَ</text:p>
      <text:p text:style-name="P1"/>
      <text:p text:style-name="P1">أُسِفَانْيٖ يَ شٖشٖيڠِ * كَامَ وَاتُ وٖينْيٖ ڠٗوڠِ</text:p>
      <text:p text:style-name="P1">سِئِپٖيكٖ زِڠِزَاڠِ * هَرُوسِ نِمٖكْوَمْبِيَ</text:p>
      <text:p text:style-name="P1"/>
      <text:p text:style-name="P1">كُولَ إِكِيوَ نِ پٖيسِ * هُوَ نِ بٗورَ هَرُوسِ</text:p>
      <text:p text:style-name="P1">فَانْيَ مَامْبٗ يَ كِئَاسِ * كْوَ غَرَامَ نْڠٗومَ پِيَ</text:p>
      <text:p text:style-name="P1"><text:soft-page-break/></text:p>
      <text:p text:style-name="P1">مَكُوبوَ أُسِيَتَاكٖ * نَ مِپَاكَ أُسِرُوكٖ</text:p>
      <text:p text:style-name="P1">پِيَ أُپَانْدٖ وَ مْكٖ * وَئِلٖيزٖ كَامَ هَايَ</text:p>
      <text:p text:style-name="P1"/>
      <text:p text:style-name="P1">زِكِيوَ نْيِينْڠِ غَرَامَ * نَ مَيُوتٗ نِ لَزِيمَ</text:p>
      <text:p text:style-name="P1">نْڠٗومَ زِكِيسَ كُكٗومَ * نِ لَوَامَ هُسَلِيَ</text:p>
      <text:p text:style-name="P1"/>
      <text:p text:style-name="P1">فَانْيَ مَامْبٗ يَ كَدِيرِ * سِتَاكٖ مْنٗ فَخَارِ</text:p>
      <text:p text:style-name="P1">نَكُؤُسِيَ سِكِيرِ * هَفُولَ زَ مَأَسِيَ</text:p>
      <text:p text:style-name="P1"/>
      <text:p text:style-name="P1"/>
      <text:p text:style-name="P1">مِيلَ يٖيتُ أُسِوَاتٖ * مْفَانٗ كُڤِيشَ پٖيتٖ</text:p>
      <text:p text:style-name="P1">سِ يٖيتُ أُسِفُؤَاتٖ * وٖينْڠِ وَنْڠَكَزَنِيَ</text:p>
      <text:p text:style-name="P1"/>
      <text:p text:style-name="P1">نِ مِيلَ يَ كِنَسَارَ * كُئِوَاتَ نْدِؤٗ بٗورَ</text:p>
      <text:p text:style-name="P1">وَنْڠَاوَ وَتَكُكٖيرَ * وَاجَ كْوَ كُتٗئٖلٖيَ</text:p>
      <text:p text:style-name="P1"/>
      <text:p text:style-name="P1"><text:soft-page-break/>نَ كْوٖينْدَ كُوپَ مْكٗونٗ * أُسِكِيرِ تَنْڠَمَانٗ</text:p>
      <text:p text:style-name="P1">هَاتَ أَالٗ نْدُويٗ مْنٗ * سِمُؤَاتٖ نَاوٖ كُويَ</text:p>
      <text:p text:style-name="P1"/>
      <text:p text:style-name="P1">نْيُومْبَ يَاكٗ سِئَسِيسِ * كْوَ مْسِينْڠِ وَ مَأَسِ</text:p>
      <text:p text:style-name="P1">تَئِڤُتِيَ نُهُوسِ * نَ أُكٗرٗوفِ كُنْڠِيَ</text:p>
      <text:p text:style-name="P1"/>
      <text:p text:style-name="P1">نَ مَأَسِ نِنٖنَايٗ * نِ كُولَ مَامْبٗ أَمْبَايٗ</text:p>
      <text:p text:style-name="P1">مٗولَ أَيَتُكِئَايٗ * نَ كُولَ أَلٗزِوِيَ</text:p>
      <text:p text:style-name="P1"/>
      <text:p text:style-name="P1">مٗويَ مٗويَ سِتٗوٖيزَ * كُتٗنْدٗوَ كُكْوٖلٖيزَ</text:p>
      <text:p text:style-name="P1">نِمٖكُوپَ مُؤَنْڠَازَ * وَ نْدِيَ كُفُؤَتِيَ</text:p>
      <text:p text:style-name="P1"/>
      <text:p text:style-name="P1">نِمٖكُوپَ نِ كِيَاسِ * كِتُميِئٖ نَاوٖ بَاسِ</text:p>
      <text:p text:style-name="P1">كْوَ مَنْڠِنٖيٗ كُكِيسِ * كْوَ مِزَانِ كُتُمِيَ</text:p>
      <text:p text:style-name="P1"/>
      <text:p text:style-name="P1">نْيُومْبَ نْجٖيمَ نِ مْسِنْجِ * تَامُ يَ چَاءِ سِ رَنْجِ</text:p>
      <text:p text:style-name="P1">وٖينْڠِ مٖتِلِيوَ تَنْجِ * كْوَ فَخَارِ كُزٖنْڠٖيَ</text:p>
      <text:p text:style-name="P1"><text:soft-page-break/></text:p>
      <text:p text:style-name="P1">كِيوَ نِ لَزِيمَ سَانَ * هِيلٗ لَ كُؤَنْدَمَانَ</text:p>
      <text:p text:style-name="P1">شٖمٖڠِيٗ مْڤُلَانَ * أَنْدَمَنَانِ پَمٗويَ</text:p>
      <text:p text:style-name="P1"/>
      <text:p text:style-name="P1">أَوْ مْوٖنْڠِينٖ يٗيٗوتٖ * مَهَرِيمُ نَ فُؤَاتٖ</text:p>
      <text:p text:style-name="P1">أَجِنَابُ سِمُؤَاتٖ * مْكٖؤٗ كُمْوَنْڠَلِيَ</text:p>
      <text:p text:style-name="P1"/>
      <text:p text:style-name="P1">رَفِيكِ سِمُؤَامْنِ * أُكَمْتِيَ نْيُمْبَانِ</text:p>
      <text:p text:style-name="P1">إِيلَ ذَرُورَ فُلَانِ * سِكُويٖ إِكِتٗكٖيَ</text:p>
      <text:p text:style-name="P1"/>
      <text:p text:style-name="P1">رَفِيكِ أُسِملِيچٖ * نِ زَئِيدِ هُويٗ مْچٖ</text:p>
      <text:p text:style-name="P1">كْوَ وَاءٗ مَامْبٗ يَ چٖيچٖ * هُوَ أُسٗلِذَنِيَ</text:p>
      <text:p text:style-name="P1"/>
      <text:p text:style-name="P1">زِزِينِ كُتِيَ سِيمْبَ * نِ كَامَ مٗوتٗ نَ پَامْبَ</text:p>
      <text:p text:style-name="P1">مَارَ مٗويَ هُزِسُومْبَ * نَ يِيڤُ لِكَسَلِيَ</text:p>
      <text:p text:style-name="P1"/>
      <text:p text:style-name="P1">رَفِيكِ كِنْڠِيَ نْدَانِ * سِكُويٖ أُكَتَمَانِ</text:p>
      <text:p text:style-name="P1"><text:soft-page-break/>سَامْبٖ أٗونَ نِ نْيُمْبَانِ * هٖئٖ أُتَيِتٗنْڠٖيَ</text:p>
      <text:p text:style-name="P1"/>
      <text:p text:style-name="P1">هِيٗ كْوٖيتُ سِيٗ مِيلَ * كُنْڠِيَ كُولَ مَهَالَ</text:p>
      <text:p text:style-name="P1">پَاسِ هٗودِ نَ سُمِيلَ * سِيٗ يٖيتُ مَزٗوٖيَ</text:p>
      <text:p text:style-name="P1"/>
      <text:p text:style-name="P1">يَلِنَكَازِ مَدَاكَ * نِ وَڠٖينِ كُوَدَاكَ</text:p>
      <text:p text:style-name="P1">مَدَاكَ نِ كُوَوٖيكَ * نَ نْدَانِ كُتٗتُنْڠِيَ</text:p>
      <text:p text:style-name="P1"/>
      <text:p text:style-name="P1">إِيلَ أَاوٖ نِ مْڠٖينِ * وَ كُشُكِيَ نْيُمْبَانِ</text:p>
      <text:p text:style-name="P1">هُنْڠِيَ نَ هَمُؤٗونِ * أَلِيٗ نْدَانِ ممٗويَ</text:p>
      <text:p text:style-name="P1"/>
      <text:p text:style-name="P1">نَ أُچٖينْدَ سَفَرِينِ * كَشُكِيٖ هٗتٖلِينِ</text:p>
      <text:p text:style-name="P1">سِپٖينْدٖ سَانَ نْيُمْبَانِ * إِيلَ نِ كُپِيتَ نْدِيَ</text:p>
      <text:p text:style-name="P1"/>
      <text:p text:style-name="P1">أُكِمْوٖنْدٖيَ نْيُمْبَانِ * مْوٖينْيٖ تٗوتٗ مَسِكَانِ</text:p>
      <text:p text:style-name="P1">أَوْ أَالٗ مَسِكِينِ * تَأَبُونِ هُمْتِيَ</text:p>
      <text:p text:style-name="P1"/>
      <text:p text:style-name="P1"><text:soft-page-break/>نَ إِوَاپٗ هُونَ بُودِ * هُكُفَانْيَ كْوَ كَسِيدِ</text:p>
      <text:p text:style-name="P1">سِيكُ تَاتُ أُسِزِيدِ * سِؤٗنْڠٖيزٖ هَاتَ مٗويَ</text:p>
      <text:p text:style-name="P1"/>
      <text:p text:style-name="P1">نَ هِيلٗ وٖيوٖ سِتٖينْدٖ * إِيلَ مَامْبٗ يَكُشِينْدٖ</text:p>
      <text:p text:style-name="P1">مْتٖرٖيمْكٗ سِپٖينْدٖ * نْيٗونْڠٗ هُكُتُمْبُكِيَ</text:p>
      <text:p text:style-name="P1"/>
      <text:p text:style-name="P1">لٗجِينْڠِ كِيوَ هَپَانَ * أَوْ مْفُكٗونِ هُونَ</text:p>
      <text:p text:style-name="P1">نٖينْدَ كْوَ هَذَارِ سَانَ * كَامَ كُپٗتٖيَ نْدِيَ</text:p>
      <text:p text:style-name="P1"/>
      <text:p text:style-name="P1">كِيوَ مْتُ مٖكْوَلِيكَ * نِ وَجِيبُ كُئِتِيكَ</text:p>
      <text:p text:style-name="P1">شُغُولِ كِمَلِزِيكَ * مُسِوٖيكٖ مَزٗوٖيَ</text:p>
      <text:p text:style-name="P1"/>
      <text:p text:style-name="P1">نَ وٖيوٖ كْوَاكٗ نْيُمْبَانِ * سِئِفَانْيٖ مْنٗ دُونِ</text:p>
      <text:p text:style-name="P1">كُوَ مْتُ وَسِتَانِ * كْوَ مَپَامْبٗ كُيِتِيَ</text:p>
      <text:p text:style-name="P1"/>
      <text:p text:style-name="P1">مْتِلِيٖ مْكٖ وَاكٗ * زِيتُ كْوَ كَدِيرِ يَاكٗ</text:p>
      <text:p text:style-name="P1">إِكِيوَ نَفَاسِ إِيكٗ * سِبَانٖ أُكَزِوِيَ</text:p>
      <text:p text:style-name="P1"><text:soft-page-break/></text:p>
      <text:p text:style-name="P1">إِيوٖ مَرِدَادِ نْيُومْبَ * نَ كْوَ زِيتُ كُئِپَامْبَ</text:p>
      <text:p text:style-name="P1">فٖشٖينِ أَمْبَازٗ كْوَامْبَ * كَامَ يٖيٖ هُتُمِيَ</text:p>
      <text:p text:style-name="P1"/>
      <text:p text:style-name="P1">مْتِلِيٖ كُولَ كِيتُ * أَاوٖ كَامَ وٖينْدٖ وَاتُ</text:p>
      <text:p text:style-name="P1">سِمْوَمْبِيٖ مِيمِ كْوٖيتُ * هَايَ سِكُيَزٗوٖيَ</text:p>
      <text:p text:style-name="P1"/>
      <text:p text:style-name="P1">أَكِيوَ مْبوَ مِنَزِينِ * أُكِمُئٖيتَ مُيِينِ</text:p>
      <text:p text:style-name="P1">سِمُوَاتٖ كُتَمَانِ * زَ وٖينْدٖ كِشُهُدِيَ</text:p>
      <text:p text:style-name="P1"/>
      <text:p text:style-name="P1">أُكِيوَ أُمٖئَمُوَ * مُيِينِ كُمْتُكُوَ</text:p>
      <text:p text:style-name="P1">مْفَنْيِئٖ سَوَسَاوَ * سَامْبٖ سِ يَ كْوٖينُ هَايَ</text:p>
      <text:p text:style-name="P1"/>
      <text:p text:style-name="P1">سِمْوَمْبِيٖ زِيتُ هِيزِ * كْوٖينُ كُپَاتَ هُوٖيزِ</text:p>
      <text:p text:style-name="P1">كْوٖينُ نِ كَامَ كِزِيزِ * هُكُؤٗونَ مَزُلِيَ</text:p>
      <text:p text:style-name="P1"/>
      <text:p text:style-name="P1">نَ چَكُولَ كَذَلِيكَ * مْپٖ أَنَچٗكِتَاكَ</text:p>
      <text:p text:style-name="P1"><text:soft-page-break/>أَمْبَاچٗ تَفُرَهِيكَ * مْوٖنْيٖيوٖ مٖكِزٗوٖيَ</text:p>
      <text:p text:style-name="P1"/>
      <text:p text:style-name="P1">أَكِپٖينْدَ بِرِيَانِ * مْپٖ مْوَانَ سِمْخِينِ</text:p>
      <text:p text:style-name="P1">مَأَدَامُ مْفُكٗونِ * أَكِيبَ إِمٖسَلِيَ</text:p>
      <text:p text:style-name="P1"/>
      <text:p text:style-name="P1">سِيكُ أَكِتَاكَ سِيمَ * سِمْوَمْبِيٖ إٖيوٖ مَامَ</text:p>
      <text:p text:style-name="P1">كُولَ مْتٖئٖ لَزِيمَ * مِيمِ سِتَاكِ أُذِيَ</text:p>
      <text:p text:style-name="P1"/>
      <text:p text:style-name="P1">مُؤَتِيَ نَ خِيَارِ * أَپٖنْدَاچٗ أَخِتَارِ</text:p>
      <text:p text:style-name="P1">سِمْكَازٖ سِ أُزُورِ * مَشَرُوتِ كُمْوٖكٖيَ</text:p>
      <text:p text:style-name="P1"/>
      <text:p text:style-name="P1">إِيلَ كِلِيچٗ هَرَامُ * هِيلٗ سِكِيرِ فَهَامُ</text:p>
      <text:p text:style-name="P1">هَرَامُ نَ كُولَ سُومُ * شَرِيَ إِمٖزِوِيَ</text:p>
      <text:p text:style-name="P1"/>
      <text:p text:style-name="P1">أَامَ كُهُوسُ مَڤَازِ * يَ كَايٖ نَ سِيكُ هِيزِ</text:p>
      <text:p text:style-name="P1">سِكِيرِ يَ كْوٖينْدَ وَازِ * مِشٗونٗ يَاسٗ نَ هَايَ</text:p>
      <text:p text:style-name="P1"/>
      <text:p text:style-name="P1"><text:soft-page-break/>كْوٖيتُ سِيسِ إِسِلَامُ * مَڤَازِ كِيتُ مُهِيمُ</text:p>
      <text:p text:style-name="P1">نَ سِيسِ يَتُلَزِيمُ * يَ زِپِيمٗ كْوَنْڠَلِيَ</text:p>
      <text:p text:style-name="P1"/>
      <text:p text:style-name="P1"/>
      <text:p text:style-name="P1">مْپٖ يَاكٗ مَشَرُوتِ * زَ مْشٗونٗ كُذِبِيتِ</text:p>
      <text:p text:style-name="P1">أَكِخَلِيفُ مٖهِيتِ * نِ هَاكِ كُمزِوِيَ</text:p>
      <text:p text:style-name="P1"/>
      <text:p text:style-name="P1"/>
      <text:p text:style-name="P1">هَاپٗ مَكٗوسَ هَپَانَ * كِكُؤُلِيزَ كُنٖينَ</text:p>
      <text:p text:style-name="P1">رَانْڠِ هِينِ نَئِٗونَ * مَتٗونِ إِمٖنِنْڠِيَ</text:p>
      <text:p text:style-name="P1"/>
      <text:p text:style-name="P1">أَامَ كِيوَ نِ تَمَاشَ * وَتَاكَ مْفُرَهِيشَ</text:p>
      <text:p text:style-name="P1">سِ هَاجَ كُمُؤٗنٖيشَ * مَؤٗنِيٖ كْوَنْڠَلِيَ</text:p>
      <text:p text:style-name="P1"/>
      <text:p text:style-name="P1">كَاتَ أُتَكَچٗپٖينْدَ * أُمْتُنُكِيٖ نْيٗونْدَ</text:p>
      <text:p text:style-name="P1">نَاوٖ هِيلِ أُكِتٖينْدَ * چٗچٗوتٖ تَكٗنْڠٗوٖيَ</text:p>
      <text:p text:style-name="P1"/>
      <text:p text:style-name="P1"><text:soft-page-break/>مْكٖ وَاكٗ سِمْذِيكِ * سِمْوَمْبِيٖ سِينَ هِيكِ</text:p>
      <text:p text:style-name="P1">نَ نْيِينْڠِ مْنٗ سِتَاكِ * سِزٗوٖيٖ كُتُمِيَ</text:p>
      <text:p text:style-name="P1"/>
      <text:p text:style-name="P1">مْپٖ كْوَ يَاكٗ كَدِيرِ * أُسِفَانْيٖ تَقتِيرِ</text:p>
      <text:p text:style-name="P1">نِ توَبِيَ سِ نْزُورِ * أُبَخِيلِ كْوٖينْيٖ هَايَ</text:p>
      <text:p text:style-name="P1"/>
      <text:p text:style-name="P1">نَ وٖيوٖ أُپَانْدٖ وَاكٗ * إِپَامْبٖ كِيَاسِ چَاكٗ</text:p>
      <text:p text:style-name="P1">بٗورَ أُسِڤُونْدٖ مِيكٗ * خَتِيَانِ أُكَنْڠِيَ</text:p>
      <text:p text:style-name="P1"/>
      <text:p text:style-name="P1">كُوَ مْتُ مَرِدَادِ * أُتُونْڠٖ يَاكٗ جَسَادِ</text:p>
      <text:p text:style-name="P1">هَاتَ كُفُكِيزَ أُودِ * أُكِوٖيزَ سِ خَتِيَ</text:p>
      <text:p text:style-name="P1"/>
      <text:p text:style-name="P1">إِوٖيكٖ أُوٖ نَذِيفُ * سِؤٗنٖكَانٖ مْچَافُ</text:p>
      <text:p text:style-name="P1">هِينِ نِ سُوننَ تُكُوفُ * يَ تُومْوَ وٖيتُ نَبِيَ</text:p>
      <text:p text:style-name="P1"/>
      <text:p text:style-name="P1">كِيوَ نْيٖئٖ أُمٖوٖيكَ * زَنْڠَلِيٖ كَذَلِيكَ</text:p>
      <text:p text:style-name="P1">سِوَاتٖ كُسٗكٗتٖيكَ * شُنْڠُرُورُ كُسَلِيَ</text:p>
      <text:p text:style-name="P1"><text:soft-page-break/></text:p>
      <text:p text:style-name="P1">إِكِيوَ وَفُرَهِيكَ * مْكٖؤٗ أَكِپَمْبِيكَ</text:p>
      <text:p text:style-name="P1">يُوَ نَيٖيٖ هُتَاكَ * نَاوٖ أُوٖ هُڤُتِيَ</text:p>
      <text:p text:style-name="P1"/>
      <text:p text:style-name="P1">هِيٗ نَايٖ نْدَاكٖ هَاكِ * تَكُوَ هَفُرَهِيكِ</text:p>
      <text:p text:style-name="P1">إِوَاپٗ هُشُغُلِيكِ * مُئِلِؤٗ كْوَنْڠَلِيَ</text:p>
      <text:p text:style-name="P1"/>
      <text:p text:style-name="P1">نَايٖ پِيَ هُتَمَانِ * أَكِكُؤٗونَ نْدِئَانِ</text:p>
      <text:p text:style-name="P1">أُوٖ نَاوٖ هِسَبُونِ * پٖينْيٖ وَاتُ أُتَنْڠِيَ</text:p>
      <text:p text:style-name="P1"/>
      <text:p text:style-name="P1">أَوْ كِيوَ يَاكٗ كَازِ * كُتٖينْدَ هَايَ هُوٖيزِ</text:p>
      <text:p text:style-name="P1">وِسَاپٗ ڤُوَ مَڠٗوزِ * سِڤَاءٖ كُتٖمْبٖلٖيَ</text:p>
      <text:p text:style-name="P1"/>
      <text:p text:style-name="P1">سِتٖمْبٖئٖ نَ مَڠوَانْدَ * وَالَ هَرُوفُ زَ ن’ڠٗونْدَ</text:p>
      <text:p text:style-name="P1">فَهَامُ وَاتُ هُتُونْدَ * نَ أَكِلِينِ هُتِيَ</text:p>
      <text:p text:style-name="P1"/>
      <text:p text:style-name="P1">نَ كَذَلِيكَ أُلِيمِ * إِپِينْدٖ أُوٖ هُسٖيمِ</text:p>
      <text:p text:style-name="P1"><text:soft-page-break/>يَالٗ مَاوِ هُؤَتَامِ * مْكٖ وَاكٗ كُمْوَمْبِيَ</text:p>
      <text:p text:style-name="P1"/>
      <text:p text:style-name="P1">مْنٗ سَانَ جِتَهِيدِ * كْوَ مَنٖينٗ مَرِدَادِ</text:p>
      <text:p text:style-name="P1">وَاكٖ هُتَاكَ زَئِيدِ * يَالٗ تَامُ كُسِكِيَ</text:p>
      <text:p text:style-name="P1"/>
      <text:p text:style-name="P1">نٖينَ نَايٖ كْوَ ذِهَاكَ * أَفُرَاهِ أَكِچٖيكَ</text:p>
      <text:p text:style-name="P1">مْوَنَامْكٖ هُؤُذِيكَ * مْنٗ كُمْنْيَمَلِيَ</text:p>
      <text:p text:style-name="P1"/>
      <text:p text:style-name="P1">مْفَنْيِئٖ نَ أُبِيشِ * كْوَ مَنٖينٗ يَاسٗ غَاشِ</text:p>
      <text:p text:style-name="P1">نَ كْوَاكٖ كُوَ مْتٖيشِ * بِيلَ يَ كُپِنْدُكِيَ</text:p>
      <text:p text:style-name="P1"/>
      <text:p text:style-name="P1">مْوَنَامْكٖ أَهِتَاجِ * كُڤِيشْوَ لَاسِ فَتَاجِ</text:p>
      <text:p text:style-name="P1">كْوَ هِيلٗ كُوَ مْپَاجِ * أُسِچٗوكٖ كُمْوَمْبِيَ</text:p>
      <text:p text:style-name="P1"/>
      <text:p text:style-name="P1">مْوَمْبِيٖ كُولَ نَامْنَ * سِيفَ زَاكٖ تٖينَ سَانَ</text:p>
      <text:p text:style-name="P1">مْفَانٗ أُكِمُؤٗونَ * نْيٖئٖ مٖفُونْڠَ أُپِيَ</text:p>
      <text:p text:style-name="P1"/>
      <text:p text:style-name="P1"><text:soft-page-break/>كِيوَ مٖسُوكَ مِكِيلِ * أَوْ كُرُونِ مَوِيلِ</text:p>
      <text:p text:style-name="P1">سِلِوَاتٖ يَامْبٗ هِيلِ * بِيلَ يَ كُلِتُمِيَ</text:p>
      <text:p text:style-name="P1"/>
      <text:p text:style-name="P1">مْوَمْبِيٖ أُمٖپٖنْدٖيزَ * كْوَ نْيٖئٖ كُزِتٖنْڠٖيزَ</text:p>
      <text:p text:style-name="P1">سِينَ بُودِ تَكُتُنْزَ * أُمْشُومُ مَارَ مٗويَ</text:p>
      <text:p text:style-name="P1"/>
      <text:p text:style-name="P1">كِيوَ أَمٖتِيَ وَانْدَ * مْوَمْبِيٖ مْنٗ نَپٖينْدَ</text:p>
      <text:p text:style-name="P1">سِئِفَانْيٖ هُكُتُونْدَ * أَوْ هُكُمْوَنْڠَلِيَ</text:p>
      <text:p text:style-name="P1"/>
      <text:p text:style-name="P1">كِجِفُونْڠَ أَسُمِينِ * أَوْ كِكُوبَ كِتوَانِ</text:p>
      <text:p text:style-name="P1">سِچٖلٖيوٖ كُبَئِينِ * نٖينٗ لٖيمَ كُمْوَمْبِيَ</text:p>
      <text:p text:style-name="P1"/>
      <text:p text:style-name="P1">يَأَنِ كُولَ وَكَاتِ * مْوَمْبِيٖ كِيتُ كَتِيتِ</text:p>
      <text:p text:style-name="P1">نَ كَامَ بُوبوِ سِكٖيتِ * أَوْ دُوكٗ تٗونْڠٗ پِيَ</text:p>
      <text:p text:style-name="P1"/>
      <text:p text:style-name="P1">پِيَ مْپٖ شُكُرَانِ * كْوَ شُغُولِ زَ نْيُمْبَانِ</text:p>
      <text:p text:style-name="P1">مْفَانٗ پِلَاءُ هِينِ * مْنٗ أُمٖئِپَتِيَ</text:p>
      <text:p text:style-name="P1"><text:soft-page-break/></text:p>
      <text:p text:style-name="P1">أُسِچٗوكٖ كُمْسِيفُ * كْوَ نْيُومْبَ كُوَ نَذِيفُ</text:p>
      <text:p text:style-name="P1">نَ أُكِؤٗونَ أُچَافُ * أُسِيوٖ تَمُؤُكِيَ</text:p>
      <text:p text:style-name="P1"/>
      <text:p text:style-name="P1">نَ فَرَاغَ أُكِپَاتَ * مْبٖئٖ يَاكٗ كِكُپِيتَ</text:p>
      <text:p text:style-name="P1">أُسِيوٖ أُتَمُؤَاتَ * مْكٗونٗ كُمْپٖكٖيَ</text:p>
      <text:p text:style-name="P1"/>
      <text:p text:style-name="P1">مْشِيكٖ وَاكٖ مْكٗونٗ * وَالَ سِمْكَازٖ مْنٗ</text:p>
      <text:p text:style-name="P1">هُتٗوشَ نُكُوتَ تَانٗ * أُجُومْبٖ كُمْپٖكٖيَ</text:p>
      <text:p text:style-name="P1"/>
      <text:p text:style-name="P1">كِيوَ أَمٖكُكَبِيلِ * سِئِتِيٖ مَشُغُولِ</text:p>
      <text:p text:style-name="P1">إِنُوَ يَاكٗ مَوِيلِ * نَ يَاكٖ كُمْوٖلٖكٖيَ</text:p>
      <text:p text:style-name="P1"/>
      <text:p text:style-name="P1">وَاتَ مَاتٗ يَفُمَانٖ * كَتِيتِ يَنْڠَلِيَانٖ</text:p>
      <text:p text:style-name="P1">كْوَ أُلِيمِ أُسِنٖينٖ * لُوغَ يَ مَاتٗ تُمِيَ</text:p>
      <text:p text:style-name="P1"/>
      <text:p text:style-name="P1">مَاتٗ يَانَ لُوغَ تَامُ * هُنٖينَ مُكَفَهَامُ</text:p>
      <text:p text:style-name="P1"><text:soft-page-break/>مَاتٗ كِؤُونْڠٗ مُهِيمُ * چَ هُوبَ كُپَلِلِيَ</text:p>
      <text:p text:style-name="P1"/>
      <text:p text:style-name="P1">مَاتٗ يَانَ كُؤُ سِيرِ * نَ مَارَ هُكُؤَذِيرِ</text:p>
      <text:p text:style-name="P1">كَكُتٗلٖيَ خَبَارِ * مٗيٗونِ أُلٗزِوِيَ</text:p>
      <text:p text:style-name="P1"/>
      <text:p text:style-name="P1">هِيلِ نِمٖنٖينَ سَانَ * نِ مُهِيمُ نَلِؤٗونَ</text:p>
      <text:p text:style-name="P1">وَالَ غَرَامَ هَلِينَ * نَ سِ كَازِ كُتُمِيَ</text:p>
      <text:p text:style-name="P1"/>
      <text:p text:style-name="P1">وَلَكِينِ سِ سَهَالِ * كْوَ كُلَّ أَالٗ مْڤُولِ</text:p>
      <text:p text:style-name="P1">كْوَ وَنْڠِينٖ نِ ثَكِيلِ * كَاتُ هَوَكُزٗوٖيَ</text:p>
      <text:p text:style-name="P1"/>
      <text:p text:style-name="P1">مْبِينُ هِيزِ إِزٗئٖيزٖ * زِتُمِيٖ سِزِپُوزٖ</text:p>
      <text:p text:style-name="P1">أُتَؤٗونَ فَئِدَازٖ * مْوٖنْيٖيوٖ تَشُهُدِيَ</text:p>
      <text:p text:style-name="P1"/>
      <text:p text:style-name="P1">مَامْبٗ هَيَانَ غَرَامَ * كْوَنْڠَلِيَ نَ كُسٖيمَ</text:p>
      <text:p text:style-name="P1">نَ مْتُ مْكٖ دَئِيمَ * كَامَ هَايَ هُزٖنْڠٖيَ</text:p>
      <text:p text:style-name="P1"/>
      <text:p text:style-name="P1"><text:soft-page-break/>مْكٖ هُوَ أُونَ مْوَاكٗ * كُيُوَ مَؤٗونِ يَاكٗ</text:p>
      <text:p text:style-name="P1">كُسِكِيَ نٖينٗ لَاكٗ * نِ هَاجَ أَهِتَجِيَ</text:p>
      <text:p text:style-name="P1"/>
      <text:p text:style-name="P1">يُوَ هَتٗشٖيكِ مْكٖ * كُڤَاءَ نَ كُولَ كْوَاكٖ</text:p>
      <text:p text:style-name="P1">أَتَاكَ نَ أُوتُ وَاكٖ * نَ هِشِيمَ كُمْوٖكٖيَ</text:p>
      <text:p text:style-name="P1"/>
      <text:p text:style-name="P1">كُولَ أَالٗ مْتُ مْكٖ * هِيلِ نْدِيلٗ أُومْبٗ لَاكٖ</text:p>
      <text:p text:style-name="P1">لَ مَپَامْبٗ هِيلٗ كْوَاكٖ * نِ يَامْبٗ مٖيَزٗوٖيَ</text:p>
      <text:p text:style-name="P1"/>
      <text:p text:style-name="P1">هُتٗكٖيَ كْوَ نَدِيرَ * كْوَ هِيلِ وَسٗئِكٖيرَ</text:p>
      <text:p text:style-name="P1">هِينَ هَپٖينْدِ كُچٗورَ * نَ وَالَ وَانْدَ كُتِيَ</text:p>
      <text:p text:style-name="P1"/>
      <text:p text:style-name="P1">هَانَ هَايٗ مَشُغُولِ * نِ كَامَ مْتُ مْڤُولِ</text:p>
      <text:p text:style-name="P1">يَ أُرٖيمْبٗ هَيَجَالِ * وَالَ هَكُيَزٗوٖيَ</text:p>
      <text:p text:style-name="P1"/>
      <text:p text:style-name="P1">كِيوَ نَاوٖ وَاكٗ مْكٖ * هِيلٗ سِ شُغُولِ يَاكٖ</text:p>
      <text:p text:style-name="P1">بَاسِ نَاوٖ سِسُمْبُوكٖ * مَشُغُولِ كُيِتِيَ</text:p>
      <text:p text:style-name="P1"><text:soft-page-break/></text:p>
      <text:p text:style-name="P1">نَ لٖنْڠِينٖ لَ ذَرُورَ * إِفُونْدٖ مْنٗ سُبِيرَ</text:p>
      <text:p text:style-name="P1">كُونَ مَامْبٗ يَ كُكٖيرَ * مَئِشَانِ يَتٗكٖيَ</text:p>
      <text:p text:style-name="P1"/>
      <text:p text:style-name="P1">هَكُونَ مَئِيشَ تَامُ * يٖينْيٖ رَاهَ يَ كُدُومُ</text:p>
      <text:p text:style-name="P1">مَامْبٗ تَكُوَ مَڠُومُ * كِيوَ هُتٗڤُمِلِيَ</text:p>
      <text:p text:style-name="P1"/>
      <text:p text:style-name="P1">كُونَ تَامُ نَ أُتُونْڠُ * كْوٖينْيٖ هُؤُ أُلِمْوٖينْڠُ</text:p>
      <text:p text:style-name="P1">يَلِئَانْدَ هَايَ تَانْڠُ * يَلِپٗؤُمْبوَ دُنِيَ</text:p>
      <text:p text:style-name="P1"/>
      <text:p text:style-name="P1">هِينِ نْدِينٗ كَوَئِيدَ * كُونَ رَاهَ كُونَ شِيدَ</text:p>
      <text:p text:style-name="P1">نْدِيٗ يَ مَئِيشَ أَادَ * نَ وَاتُ هُوَپِتِيَ</text:p>
      <text:p text:style-name="P1"/>
      <text:p text:style-name="P1">بَاسِ نَ كْوَاكٗ نْيُمْبَانِ * سِؤٗوتٖ كُوَ پٖپٗونِ</text:p>
      <text:p text:style-name="P1">مَأَدَامُ هَاپٗ نْدَانِ * سِ وٖيوٖ پوٖيكٖ ممٗويَ</text:p>
      <text:p text:style-name="P1"/>
      <text:p text:style-name="P1">مْكٖ وَاكٗ سِ كِڤُولِ * بَالِ نِ مْتُ وَ پِيلِ</text:p>
      <text:p text:style-name="P1"><text:soft-page-break/>أُونَ نَ يَاكٖ أَكِيلِ * أُونَ نَ أَلٗزٗوٖيَ</text:p>
      <text:p text:style-name="P1"/>
      <text:p text:style-name="P1">أُسِتَاكٖ كْوَ لَزِيمَ * كُولَ يَامْبٗ أُكِسٖيمَ</text:p>
      <text:p text:style-name="P1">أَلِكُبَالِ دَئِيمَ * پَاپٗ هَاپٗ كُرِذِيَ</text:p>
      <text:p text:style-name="P1"/>
      <text:p text:style-name="P1">مُؤَتِيٖ مَكَوَانْدَ * أَنٖينٖ أَنٗلِپٖينْدَ</text:p>
      <text:p text:style-name="P1">نَ كْوَ هُوجَ كِكُشِينْدَ * سِيوٖ ڤِيتٗ تَتُمِيَ</text:p>
      <text:p text:style-name="P1"/>
      <text:p text:style-name="P1">أُكِؤٗونَ سَاوَ نْدَاكٖ * إِكُبَالِ أُرِذِيكٖ</text:p>
      <text:p text:style-name="P1">نَ وَالَ سِكَسِرِيكٖ * مْدٗومٗ كُمْفُنْڠِيَ</text:p>
      <text:p text:style-name="P1"/>
      <text:p text:style-name="P1">كُبَالِ مٖزٗلِنٖينَ * أُمُؤُونْڠٖ تٖينَ سَانَ</text:p>
      <text:p text:style-name="P1">نَ فَئِيدَ أُتَؤٗونَ * مَامْبٗ تَأَنْدَامَ نْدِيَ</text:p>
      <text:p text:style-name="P1"/>
      <text:p text:style-name="P1">نَ يٖيٖ كِكَسِرِيكَ * وٖيوٖ أُسِپَانْدٖ شُوكَ</text:p>
      <text:p text:style-name="P1">نَ أَكِزِيدِ أٗنْدٗوكَ * كِشِنْدوَ كُڤُمِيليَ</text:p>
      <text:p text:style-name="P1"/>
      <text:p text:style-name="P1"><text:soft-page-break/>مْوَنَانْڠُ مٗوتٗ تِزَامَ * هَؤُزِنْيِيكِ دَئِيمَ</text:p>
      <text:p text:style-name="P1">بَالِ هُزِيدِ رٗرٗومَ * كُونِ أُكِؤُتِلِيَ</text:p>
      <text:p text:style-name="P1"/>
      <text:p text:style-name="P1">مٗوتٗ كِتٗتِيوَ كُونِ * أُتَزِنْيِيكَ مْوٖنْدَانِ</text:p>
      <text:p text:style-name="P1">نَ أُتٖيسِ وَ نْيُمْبَانِ * كُنِيزٖ نِ نٖينٗ بَايَ</text:p>
      <text:p text:style-name="P1"/>
      <text:p text:style-name="P1">زِوِيَ وَاكٗ أُلِيمِ * سِيوٖ نَ مْوِينْڠِ أُسٖيمِ</text:p>
      <text:p text:style-name="P1">أُكِنٖينَ هَيَكٗومِ * مَنٖينٗ هُئٖنْدٖلٖيَ</text:p>
      <text:p text:style-name="P1"/>
      <text:p text:style-name="P1">زِيدِ نَ كُئِكُكُوسَ * أُلِيمِ كُتٗتَپَاسَ</text:p>
      <text:p text:style-name="P1">زِيتَ زٖينُ زِتَكْوِيسَ * مٗوتٗ مَايِ هُتَتِيَ</text:p>
      <text:p text:style-name="P1"/>
      <text:p text:style-name="P1">نَ أَالٗ مُومٖ هٗدَارِ * كِشِنْدوَ يٖيٖ هُكِيرِ</text:p>
      <text:p text:style-name="P1">إِيلِ كْوٖپُوكَ دٗثَارِ * يَ أُوفَ سِينِ كُتِيَ</text:p>
      <text:p text:style-name="P1"/>
      <text:p text:style-name="P1">سِينِ إِكِنْڠِيَ أُوفَ * هُپُنْڠُوَ زَاكٖ سِيفَ</text:p>
      <text:p text:style-name="P1">نَ مَهَابَ نَايٗ هُوفَ * أُكِيوَ مْوِينْڠِ أُذِيَ</text:p>
      <text:p text:style-name="P1"><text:soft-page-break/></text:p>
      <text:p text:style-name="P1">هَكُونَ كَاتُ هَكُونَ * كِؤُومْبٖ كَمِيلِ سَانَ</text:p>
      <text:p text:style-name="P1">نَ وَاتُ هُتُكُوَانَ * نْدِيپٗ وَئِيشِ پَمٗويَ</text:p>
      <text:p text:style-name="P1"/>
      <text:p text:style-name="P1">كِيوَ لَزِيمَ وَتَاكَ * مْكٖ أَلٗكَمِلِيكَ</text:p>
      <text:p text:style-name="P1">جُوَ نَ وٖيوٖ هَكِيكَ * تَكُبِيدِ كُتِمِيَ</text:p>
      <text:p text:style-name="P1"/>
      <text:p text:style-name="P1">أَاسٗ تَاءَ نِ تٗمٗومٗ * هُونُ نِ كْوٖيلِ مْسٖيمٗ</text:p>
      <text:p text:style-name="P1">وَاتُ هُپِتَانَ زِيمٗ * هُزِدِيَانَ توَبِيَ</text:p>
      <text:p text:style-name="P1"/>
      <text:p text:style-name="P1">مْكٖ كِكُكَسِرِيشَ * جَرِيبُ كُيِكُمْبُوشَ</text:p>
      <text:p text:style-name="P1">پِيَ هُكُفُرَهِيشَ * مٖزَانِ هِينِ تُمِيَ</text:p>
      <text:p text:style-name="P1"/>
      <text:p text:style-name="P1">أُسِيَؤٗونٖ يَ جٗونْڠٗ * كْوَ مٖيمَ أُكَاوَ تٗونْڠٗ</text:p>
      <text:p text:style-name="P1">سَنْڠَلِيٖ پٖينْيٖ پٖينْڠٗ * كَوَاتَ پَلٗتِمِيَ</text:p>
      <text:p text:style-name="P1"/>
      <text:p text:style-name="P1">هُونَ بُودِ كُپُؤُوزَ * نَ مَنْڠِينٖ كُيَمِيزَ</text:p>
      <text:p text:style-name="P1"><text:soft-page-break/>نْدِيپٗ مُوٖيزٖ كُفُوزَ * نَ مَئِيشَ كْوٖنْدٖلٖيَ</text:p>
      <text:p text:style-name="P1"/>
      <text:p text:style-name="P1">مْكٖ كِتٖينْدَ مَكٗوسَ * كُمْوَمْبِيَ يَكُپَاسَ</text:p>
      <text:p text:style-name="P1">كْوَ هِشِيمَ نَ سِيَاسَ * نَ هِكِيمَ كُتُمِيَ</text:p>
      <text:p text:style-name="P1"/>
      <text:p text:style-name="P1">كٗوسَ كُلِسَهِهِيشَ * پٖينْيٖ وَاتُ هُجٖرٖيشَ</text:p>
      <text:p text:style-name="P1">إِپِينْدٖ كُپُرُكُوشَ * فَرَاغَ كُئِزٖنْڠٖيَ</text:p>
      <text:p text:style-name="P1"/>
      <text:p text:style-name="P1">سِمْوَمْبِيٖ پٖينْيٖ وَاتُ * هَؤُكِيرِ وَاكٖ أُوتُ</text:p>
      <text:p text:style-name="P1">وَالَ هُتٖنْڠٖيزِ كِيتُ * بَالِ نِ كِنْيُومٖ هُويَ</text:p>
      <text:p text:style-name="P1"/>
      <text:p text:style-name="P1">كُمْسِيفُ نِ أُزُورِ * پٖينْيٖ وَاتُ نَ ذَهِيرِ</text:p>
      <text:p text:style-name="P1">كُلَؤُومُ نِ كْوَ سِيرِ * نْدِيپٗ أَتَكُسِكِيَ</text:p>
      <text:p text:style-name="P1"/>
      <text:p text:style-name="P1">مْوَنَأَدَامُ كُكٗوسَ * نِ يَامْبٗ لِمٖتُپَاسَ</text:p>
      <text:p text:style-name="P1">نِ سَاوَ كُيِكُكُوسَ * مَنْڠِينٖ كُڤُمِلِيَ</text:p>
      <text:p text:style-name="P1"/>
      <text:p text:style-name="P1"><text:soft-page-break/>لِسَمٖيهٖ كٗوسَ دٗوڠٗ * كٗوسَ لِكِيوَ مزِيڠٗ</text:p>
      <text:p text:style-name="P1">هَلِپٖلٖيكِ كِشٗوڠٗ * زٖنْڠٖيَ نْيٖنْڠِينٖ نْدِيَ</text:p>
      <text:p text:style-name="P1"/>
      <text:p text:style-name="P1">تَفَؤُوتِ زَ نْيُمْبَانِ * زِيوٖ نِ سِيرِ زَ نْدَانِ</text:p>
      <text:p text:style-name="P1">سِزِتٗوٖ هَذِرَانِ * وَاتُ وَكَزِسِكِيَ</text:p>
      <text:p text:style-name="P1"/>
      <text:p text:style-name="P1">سِيرِ زَ نْدَانِ زِبَانٖ * أُسِمْوَمْبِيٖ مْنْڠِينٖ</text:p>
      <text:p text:style-name="P1">وٖيوٖ نَ يٖيٖ مُنٖينٖ * سُلُهِيشٗ كُزٖنْڠٖيَ</text:p>
      <text:p text:style-name="P1"/>
      <text:p text:style-name="P1">إِيلَ مُكِكٗوسَ بُودِ * كُنٖينَ إِكَوَبِيدِ</text:p>
      <text:p text:style-name="P1">وَزٖئٖ وَوَسَئِيدِ * هَاپٗ هَئِيوِ هَتِيَ</text:p>
      <text:p text:style-name="P1"/>
      <text:p text:style-name="P1">تَفَؤُوتِ إِكِزُوكَ * نِ مِكٗونٗ كُيَنْدِيكَ</text:p>
      <text:p text:style-name="P1">يُؤَ نْدٖ إِكِتٗوكَ * هُزُوَ نْيِينْڠِ بَلَايَ</text:p>
      <text:p text:style-name="P1"/>
      <text:p text:style-name="P1">خُسُوسوَ سِيرِ زَ سِيرِ * كُنٖينَ نِ كُؤَذِيرِ</text:p>
      <text:p text:style-name="P1">إِيلَ إِيوٖ دَكِتَارِ * سُؤَالِ مٖوَتَئِيَ</text:p>
      <text:p text:style-name="P1"><text:soft-page-break/></text:p>
      <text:p text:style-name="P1">مَامْبٗ يَ تِينِ كْوَ تِينِ * يَاوٖ نِ نْدَانِ كْوَ نْدَانِ</text:p>
      <text:p text:style-name="P1">هَايٗ مُوٖ هَمُنٖينِ * إِيلَ يَكِوَئِمٖيَ</text:p>
      <text:p text:style-name="P1"/>
      <text:p text:style-name="P1">كِيوَ مْنٗ مٖوَڠَانْيَ * مُكَشِنْدوَ لَ كُفَانْيَ</text:p>
      <text:p text:style-name="P1">كْوَ هَاپٗ سِتٗوَكَانْيَ * أُشَؤُورِ كُزٖنْڠٖيَ</text:p>
      <text:p text:style-name="P1"/>
      <text:p text:style-name="P1">نِ بٗورَ أُوٖ هٗدَارِ * نَ كُشِنْدوَ أُسِكِيرِ</text:p>
      <text:p text:style-name="P1">وَالَ أُسِتَهَيَارِ * كْوَ هَلَالِ كُتُمِيَ</text:p>
      <text:p text:style-name="P1"/>
      <text:p text:style-name="P1">نِ هِيكٗ هِيكٗ كِتٖينْدٗ * كِيوَ وَ هَلَالِ مْوٖينْدٗ</text:p>
      <text:p text:style-name="P1">هَرَامُ إِوٖيكٖ كَانْدٗ * كَاتُ كُتٗكَرِبِيَ</text:p>
      <text:p text:style-name="P1"/>
      <text:p text:style-name="P1">وَ هَرَامُ سِمْڠُوسٖ * كِمُؤٗونَ إِڠٖڠٖيسٖ</text:p>
      <text:p text:style-name="P1">هَاتَ نْيَنْڠوَانِ مْپِيسٖ * سَنْدَمَانٖ نَايٖ نْدِيَ</text:p>
      <text:p text:style-name="P1"/>
      <text:p text:style-name="P1">أُسٖينْدٖ هَاتَ كَرِيبُ * إٖپُوكَ هِيزٗ إِقَابُ</text:p>
      <text:p text:style-name="P1"><text:soft-page-break/>أُتَپَاتَ نَ ثَوَابُ * مْكٖؤٗ كُمْنْڠِلِيَ</text:p>
      <text:p text:style-name="P1"/>
      <text:p text:style-name="P1">إٖلٖيوَ سَانَ إٖلٖيوَ * نِ جُكُومُ أُمٖپٗوَ</text:p>
      <text:p text:style-name="P1">مْكٖؤٗ كُمْوِيسَ نْڠٗوَ * كْوَ هَايَ نِمٖزٗتَايَ</text:p>
      <text:p text:style-name="P1"/>
      <text:p text:style-name="P1">مْكٖؤٗ مْتٗشٖلٖيزٖ * هَاجَ يَاكٖ أَمَلِيزٖ</text:p>
      <text:p text:style-name="P1">نَ شَؤُوكُ أَسِسَازٖ * مْپَارٗ أُكَمْوَتِيَ</text:p>
      <text:p text:style-name="P1"/>
      <text:p text:style-name="P1">أٗنْڠٖيزَ وَاكٗ أُيُوزِ * وَ كُفَانْيَ هِيٗ كَازِ</text:p>
      <text:p text:style-name="P1">مْوٖينْدٗ كِيوَ هَمَلِيزِ * فَهَامُ وَمْكٗسٖيَ</text:p>
      <text:p text:style-name="P1"/>
      <text:p text:style-name="P1">هُوَ نِ كُؤُ ذُلُومَ * وٖيوٖ أُكِسَكُكٗومَ</text:p>
      <text:p text:style-name="P1">هُتَاكِ ڠٖؤُوكَ نْيُومَ * نَ يٖيٖ كُمْنْڠٗجٖيَ</text:p>
      <text:p text:style-name="P1"/>
      <text:p text:style-name="P1">سِمَلِيزٖ يَاكٗ هَاجَ * مْنْڠٗوجٖ مْوِيسٖ پَمٗوجَ</text:p>
      <text:p text:style-name="P1">هِيلِ هَتَاكِ ممٗوجَ * نِ نْيٗوتٖ هُلِزٖنْڠٖيَ</text:p>
      <text:p text:style-name="P1"/>
      <text:p text:style-name="P1"><text:soft-page-break/>أَنْڠَلِيَ أُفِكِيرِ * كِيوَ مْوٖينْدٗ تَغَئِيرِ</text:p>
      <text:p text:style-name="P1">نَ وٖيوٖ پٖينْيٖ بَنْدَارِ * بَادٗ نَانْڠَ هُجَتِيَ</text:p>
      <text:p text:style-name="P1"/>
      <text:p text:style-name="P1">أُتَكُوَ هَالِ ڠَانِ * أُسِنْڠِيزِ هُُؤٗونِ</text:p>
      <text:p text:style-name="P1">هَالِ هِيٗ أُبَئِينِ * نَ مْوٖينْدٗ هُمُئِلِيَ</text:p>
      <text:p text:style-name="P1"/>
      <text:p text:style-name="P1">أَتَكُوَ نَ مْتَارٗ * نَ ذِيكِ مْنٗ نَ كٖيرٗ</text:p>
      <text:p text:style-name="P1">نَ هَسِيرَ نَ مْفُورٗ * كِيوَ هُتٗمرِذِيَ</text:p>
      <text:p text:style-name="P1"/>
      <text:p text:style-name="P1">نْيُومْبَ نْيِينْڠِ هُڤُنْدِيكَ * زِكِكٗوسَ مُؤَفَاكَ</text:p>
      <text:p text:style-name="P1">كْوَ نْڠٗونٗ كُتٗتٗشٖيكَ * مْكٖ نَ مُومٖ پَمٗويَ</text:p>
      <text:p text:style-name="P1"/>
      <text:p text:style-name="P1">كْوَ هِيلِ مُكِتٗشَانَ * مٖينْڠِ هُڤُمِلِيَانَ</text:p>
      <text:p text:style-name="P1">مْنٗ هُكٗرٗفِشَانَ * هِيلِ لِسِپٗتِمِيَ</text:p>
      <text:p text:style-name="P1"/>
      <text:p text:style-name="P1">نَ لِنْڠِينٖ كَذَلِيكَ * أَمْبَالٗ كْوَاكٗ نَتَاكَ</text:p>
      <text:p text:style-name="P1">نِ مْكٖؤٗ كِؤُذِيكَ * أُسِيوٖ تَمْفُرِيَ</text:p>
      <text:p text:style-name="P1"><text:soft-page-break/></text:p>
      <text:p text:style-name="P1">پَنْڠِينٖ أُتَمُؤٗونَ * هُفُورَ سَبَابُ هَانَ</text:p>
      <text:p text:style-name="P1">مُئٖلٖيوٖ تٖينَ سَانَ * نَ مْنٗ كُمُيُلِيَ</text:p>
      <text:p text:style-name="P1"/>
      <text:p text:style-name="P1">إِفَهَامُ تَفَؤُوتِ * وَلِيٗ نَايٗ بَنَاتِ</text:p>
      <text:p text:style-name="P1">هَوٖيزِ كُئِذِبِيتِ * هَالِ إِنَپٗوَدِيَ</text:p>
      <text:p text:style-name="P1"/>
      <text:p text:style-name="P1">مْكٖ سِ كِؤُومْبٖ دُوفُ * وَلَكِينِ نِ ذَئِيفُ</text:p>
      <text:p text:style-name="P1">مٗويٗ وَاكٖ نِ خَفِيفُ * هُشِنْدوَ كُڤُمِلِيَ</text:p>
      <text:p text:style-name="P1"/>
      <text:p text:style-name="P1">وَنَوَاكٖ وَانَ أُومْبٗ * هُؤَثِرِيكَ كْوَ مَامْبٗ</text:p>
      <text:p text:style-name="P1">كَتِيتِ يَكٖينْدَ كٗومْبٗ * وَاسِ وَاسِ هُمْتِيَ</text:p>
      <text:p text:style-name="P1"/>
      <text:p text:style-name="P1">كَتِيكَ سِيكُ زَ أَادَ * يَ مْوٖيزِ هُپَاتَ شِيدَ</text:p>
      <text:p text:style-name="P1">نْدِيپٗ هَاتَ نَ إِبَادَ * مُونْڠُ كَوَپُنْڠُزِيَ</text:p>
      <text:p text:style-name="P1"/>
      <text:p text:style-name="P1">مْنٗ هُوَ يَ ثَقِيلِ * نَ هُبَدِلِيكَ هَالِ</text:p>
      <text:p text:style-name="P1"><text:soft-page-break/>نَ چٗوتٖ كِوِلِوِيلِ * هُوَ كَتِيكَ أُذِيَ</text:p>
      <text:p text:style-name="P1"/>
      <text:p text:style-name="P1">هُوَ سَانَ نِ وَيَاڤُ * هُكٗوسَ أُڤِمِلِيڤُ</text:p>
      <text:p text:style-name="P1">هُوَ كَامَ إِيڤُ إِيڤُ * كُتُمْبُوكَ هُزٖنْڠٖيَ</text:p>
      <text:p text:style-name="P1"/>
      <text:p text:style-name="P1">هُوَ مْنٗ نِ وَكَالِ * نَذَانِ هَاتَ أَكِيلِ</text:p>
      <text:p text:style-name="P1">هَئِيوِ سَاوَ كَمِيلِ * نَ پُنْڠُوَانِ هُنْڠِيَ</text:p>
      <text:p text:style-name="P1"/>
      <text:p text:style-name="P1">كُولَ مَارَ تَمُؤٗونَ * هُوَرُكِيَ زِجَانَ</text:p>
      <text:p text:style-name="P1">نَ كْوَ أُكَالِ هُنٖينَ * كِنْيُومٖ چَ مَزٗوٖيَ</text:p>
      <text:p text:style-name="P1"/>
      <text:p text:style-name="P1">نِ مُهِيمُ كُولَ مُومٖ * مْكٖ وَاكٖ أَمْسٗومٖ</text:p>
      <text:p text:style-name="P1">كْوَ زِپِيمٗ أَمْپِيمٖ * سِيكُ زِكِكَرِبِيَ</text:p>
      <text:p text:style-name="P1"/>
      <text:p text:style-name="P1">أُكِيسَ كُمْفَهَامُ * أُوَاتٖ كُملَؤُومُ</text:p>
      <text:p text:style-name="P1">هِيلِ مْنٗ نِ مُهِيمُ * يَتَاكَ كُلِزٗوٖيَ</text:p>
      <text:p text:style-name="P1"/>
      <text:p text:style-name="P1"><text:soft-page-break/>كُونَ نَ مُودَ وَ مِيمْبَ * مَارَ كْوَ مَارَ هُڤِيمْبَ</text:p>
      <text:p text:style-name="P1">أُكَؤٗونَ كَانَ كْوَامْبَ * مٖكُوَ هُكُزٖنْڠٖيَ</text:p>
      <text:p text:style-name="P1"/>
      <text:p text:style-name="P1">كُكٗوسَ يَامْبٗ كَتِيتِ * هُوَ وٖيوٖ أُمٖهِيتِ</text:p>
      <text:p text:style-name="P1">أَنْڠَلِيَ كِبِرِيتِ * كِدَرِيكَ تٖيتٖ هُويَ</text:p>
      <text:p text:style-name="P1"/>
      <text:p text:style-name="P1">مَارَ نْيَامَ هَئِتَاكِ * أَتَاكَ نْسِ وَ سِيكِ</text:p>
      <text:p text:style-name="P1">أَلَاچٗ هَكِمْشِيكِ * أَكِتِيَاچٗ هُمْوَايَ</text:p>
      <text:p text:style-name="P1"/>
      <text:p text:style-name="P1">زِئٖلٖيوٖ سِيكُ هِيزِ * مِيمْبَ نَ سِيكُ زَ مْوٖيزِ</text:p>
      <text:p text:style-name="P1">كِيوَ هُمْبٖمْبٖلٖيزِ * تَؤٗونَ وَمُؤٗنٖيَ</text:p>
      <text:p text:style-name="P1"/>
      <text:p text:style-name="P1">مْپٖيمْبٖ كَامَ كِجَانَ * تٖينَ أَلِيٗ مْنُونَ</text:p>
      <text:p text:style-name="P1">نْدِيپٗ مُتَسِكِزَانَ * نَ يَدُومُ مَزٗوٖيَ</text:p>
      <text:p text:style-name="P1"/>
      <text:p text:style-name="P1">شَرُوتِ أُوٖ مْوٖرٖيڤُ * نَ مْنٗ مْڤُمِلِيڤُ</text:p>
      <text:p text:style-name="P1">أُسِفُرِيشٖ مَشَاڤُ * كِيوَ نَايٖ مٖتٖتٖيَ</text:p>
      <text:p text:style-name="P1"><text:soft-page-break/></text:p>
      <text:p text:style-name="P1">كُونَ مَامْبٗ يَ أُمِيتٗ * نِ مَكُؤُ سِ مَتٗوتٗ</text:p>
      <text:p text:style-name="P1">وٖنْڠِينٖ هُولَ تٗتٗوتٗ * نَ مْتَانْڠَ هُبُڠِيَ</text:p>
      <text:p text:style-name="P1"/>
      <text:p text:style-name="P1">نِ مَامْبٗ يَ مِؤُجِيزَ * زَاءٗ هَالِ هُڠٖؤُوزَ</text:p>
      <text:p text:style-name="P1">كِيوَ هُتٗبٖمْبٖلٖيزَ * مَارَ تَؤٗونَ هُلِيَ</text:p>
      <text:p text:style-name="P1"/>
      <text:p text:style-name="P1">مْوَنَامْكٖ كْوَ تَأَبُ * مَارَ هُفَانْيَ غَذَابُ</text:p>
      <text:p text:style-name="P1">هَاتَ أَالٗ تَرَتِيبُ * هُبَدِلِيكَ توَبِيَ</text:p>
      <text:p text:style-name="P1"/>
      <text:p text:style-name="P1">نٖينٗ لٗلٗوتٖ أَوٖيزَ * هَجَالِ كُڤُرِمِيزَ</text:p>
      <text:p text:style-name="P1">نِ شَرُوتِ كُئِكَازَ * مِزَانِ كُتٗپٗتٖيَ</text:p>
      <text:p text:style-name="P1"/>
      <text:p text:style-name="P1">مَارَ أَوٖيزَ تَلَاكَ * أَكَكْوَمْبِيَ نَتَاكَ</text:p>
      <text:p text:style-name="P1">نَاوٖ أُكِكَسِرِيكَ * مَيُوتٗ يَتَسَلِيَ</text:p>
      <text:p text:style-name="P1"/>
      <text:p text:style-name="P1">أَكِكْوَمْبِيَ نِوَاتَ * سِيوٖ نَايٖ مُتَتٖيتَ</text:p>
      <text:p text:style-name="P1"><text:soft-page-break/>نِ كِوِينْڠُ كِتَپِيتَ * هَكِوٖيزِ كُسَلِيَ</text:p>
      <text:p text:style-name="P1"/>
      <text:p text:style-name="P1">توَلَاكَ سِئِتٖلٖيزٖ * أَئِتَكَاپٗ مْپُوزٖ</text:p>
      <text:p text:style-name="P1">وَالَ سِئِتٖنْدٖكٖيزٖ * لَاكٖ كُمْتِمِزِيَ</text:p>
      <text:p text:style-name="P1"/>
      <text:p text:style-name="P1">توَلَاكَ مُونْڠُ مٖوٖيكَ * كْوَ ذَرُورَ كُتُمِيكَ</text:p>
      <text:p text:style-name="P1">إِوَاپٗ مُمٖذِكِيكَ * مُمٖكٗوسَ زٗوتٖ نْدِيَ</text:p>
      <text:p text:style-name="P1"/>
      <text:p text:style-name="P1">كُشَلِيكِ مُشِنْدوَاپٗ * توَلَاكَ هُوَ نِ هَاپٗ</text:p>
      <text:p text:style-name="P1">نَ مُودَ أُئِتٗوَاپٗ * أُسِئِزِدِيشٖ مٗويَ</text:p>
      <text:p text:style-name="P1"/>
      <text:p text:style-name="P1">تِمِيزَ نَ مَشَرُوتِ * يَ هَالِ پِيَ وَكَاتِ</text:p>
      <text:p text:style-name="P1">نَ هُكُومُ زِتَفِيتِ * كَبُولَ يَ كُتُمِيَ</text:p>
      <text:p text:style-name="P1"/>
      <text:p text:style-name="P1">كُونَ وَاتُ هُوَتَانَ * كِيسَ مَارَ هُوَؤٗونَ</text:p>
      <text:p text:style-name="P1">كْوَ هَرَامُ وَتَكَانَ * زِپٖنْڠٖئٖ هُزٖنْڠٖيَ</text:p>
      <text:p text:style-name="P1"/>
      <text:p text:style-name="P1"><text:soft-page-break/>هُزٖنْڠٖيَ مُهَلِيلِ * فِكِرِيَ يَامْبٗ هِيلِ</text:p>
      <text:p text:style-name="P1">لَ كُؤَزِيمَ فَهَالِ * مْكٖ كْوٖينْدَ مْپٖكٖيَ</text:p>
      <text:p text:style-name="P1"/>
      <text:p text:style-name="P1">نَ لَنْڠِينٖ كَذَلِيكَ * نِ كْوَ ممٗويَ تٗشٖيكَ</text:p>
      <text:p text:style-name="P1">إِيلَ كِيوَ مٖذِكِيكَ * هَئِكُپِينْڠَ شَرِيَ</text:p>
      <text:p text:style-name="P1"/>
      <text:p text:style-name="P1">مْكٖ سِؤٗوٖ وَ پِيلِ * نِ أُذِيَ كْوٖيلِ كْوٖيلِ</text:p>
      <text:p text:style-name="P1">نَ إِنْڠَاوَ نِ هَلَالِ * نِ أُزِيتٗ كُتُمِيَ</text:p>
      <text:p text:style-name="P1"/>
      <text:p text:style-name="P1">نَ وَنَوَاكٖ سِ سَاوَ * كْوَ وٖنْڠِنٖؤٗ نِ دَاوَ</text:p>
      <text:p text:style-name="P1">أُتَئِيُوتَ كُزَاوَ * نِمٖكْوَمْبِيَ يَهَايَ</text:p>
      <text:p text:style-name="P1"/>
      <text:p text:style-name="P1">كُونَ وَنَاءٗ رِذِيكَ * وَنْڠَاوَ وَنُن’ڠُنِيكَ</text:p>
      <text:p text:style-name="P1">كُونَ وَنْڠِينٖ هُوَاكَ * فُنُونُ وَكِسِكِيَ</text:p>
      <text:p text:style-name="P1"/>
      <text:p text:style-name="P1">كُؤٗنْڠٖيزَ سِ هَرَامُ * وَلَكِينِ أُفَهَامُ</text:p>
      <text:p text:style-name="P1">نِ كُؤُ مْنٗ جُكُومُ * مْبَالِ نَ وَاكٖ أُذِيَ</text:p>
      <text:p text:style-name="P1"><text:soft-page-break/></text:p>
      <text:p text:style-name="P1">إِكِيوَ سَبَابُ إِيكٗ * كْوَ مْفَانٗ مْكٖ وَاكٗ</text:p>
      <text:p text:style-name="P1">مٖپٗوَ مِكَالِ مِيكٗ * كْوَ ذَرُورَ زَ أَفِيَ</text:p>
      <text:p text:style-name="P1"/>
      <text:p text:style-name="P1">لَبُودَ هَانَ كِزَازِ * لَ كُزَاءَ هَلِوٖيزِ</text:p>
      <text:p text:style-name="P1">نَاوٖ وَتَاكَ پُمْبَازِ * يَاپٗ نِ مْوَانَ ممٗويَ</text:p>
      <text:p text:style-name="P1"/>
      <text:p text:style-name="P1">أَوْ يَالٖ مَشُغُولِ * يٖيٖ هُمْپَ ثَقِيلِ</text:p>
      <text:p text:style-name="P1">نَاوٖ كُسِتَهَمِيلِ * هُلِوٖيزِ هِيلٗ پِيَ</text:p>
      <text:p text:style-name="P1"/>
      <text:p text:style-name="P1">كْوَ ذَرُورَ زِيسٗ بُودِ * أُسِتٖينْدٖ كْوَ كَسِيدِ</text:p>
      <text:p text:style-name="P1">كُئٖنْڠٖيزَ وَ زَئِيدِ * كِتٗشٖلٖيزَ ممٗويَ</text:p>
      <text:p text:style-name="P1"/>
      <text:p text:style-name="P1">كْوَ ممٗويَ كُتٗشٖيكَ * نْدِيٗ بٗورَ بِيلَ شَاكَ</text:p>
      <text:p text:style-name="P1">كُئٖنْڠٖيزَ أُكِتَاكَ * نِ كَامَ نِلٗكْوَمْبِيَ</text:p>
      <text:p text:style-name="P1"/>
      <text:p text:style-name="P1">أُسِيوٖ كِرُوكَ مْتٗ * خَاسَ كِيوَ نَ وَتٗوتٗ</text:p>
      <text:p text:style-name="P1"><text:soft-page-break/>كُونَ هِسَابُ مزِيتٗ * أَخٖيرَ تَكُنْڠٗجٖيَ</text:p>
      <text:p text:style-name="P1"/>
      <text:p text:style-name="P1">أُسِئِفَانْيَ چَ نْيُوكِ * هُتُوِ نَ هُدِرِيكِ</text:p>
      <text:p text:style-name="P1">أُكِشِيكْوَ هُشِكِيكِ * مَارَ هُوَ أُمٖتٖيَ</text:p>
      <text:p text:style-name="P1"/>
      <text:p text:style-name="P1">كِيوَ أُمٖپٖينْدَ تُونْدَ * هُونَ بُودِ نَ كُپٖينْدَ</text:p>
      <text:p text:style-name="P1">مْتِ وَاكٖ تَانْڠُ كْوَانْدَ * وَزٖئٖ وَلِتوَمْبِيَ</text:p>
      <text:p text:style-name="P1"/>
      <text:p text:style-name="P1">نَاوٖ كِمْپٖينْدَ مْكٖ * وَپٖينْدٖ وَزٖئٖ وَاكٖ</text:p>
      <text:p text:style-name="P1">وَاكْوٖ مْبوَاكٗ سِئٖپُوكٖ * نَ هِشِيمَ كُوٖكٖيَ</text:p>
      <text:p text:style-name="P1"/>
      <text:p text:style-name="P1">مُهِشِيمُ وَاكٖ مَامَ * پِيَ بَبَاكٖ دَئِيمَ</text:p>
      <text:p text:style-name="P1">كُوَذَرَاءُ سِ وٖيمَ * تٗونٗ نَاوٖ تَمْتِيَ</text:p>
      <text:p text:style-name="P1"/>
      <text:p text:style-name="P1">كْوَ أُؤٗوڤُ سِوَنٖينٖ * إِتُونْڠٖ سِوَتُكَانٖ</text:p>
      <text:p text:style-name="P1">هَاتَ كَامَ هُويٗ مْوَانٖ * هِشِيمَ مٖوَڤُنْدِيَ</text:p>
      <text:p text:style-name="P1"/>
      <text:p text:style-name="P1"><text:soft-page-break/>وٖيوٖ كَاتُ سِسُبُوتُ * كُذَرَاءُ هَاءٗ وَاتُ</text:p>
      <text:p text:style-name="P1">هَاتَ كَامَ أُتُكُوتُ * كْوَاءٗ أُمٖشُهُدِيَ</text:p>
      <text:p text:style-name="P1"/>
      <text:p text:style-name="P1">كِيوَ نِ وَاتُ مَتَاتَ * سِؤٗ نَاءٗ أُتَتٖيتَ</text:p>
      <text:p text:style-name="P1">خٖيرِ مْبَالِ كُئِڤُوتَ * نَ مَامْبٗ كُؤَنْڠَلِيَ</text:p>
      <text:p text:style-name="P1"/>
      <text:p text:style-name="P1">أُكِيوَ أُونَ نَفَاسِ * لَ كُوَاپَ سِكُوَاسِ</text:p>
      <text:p text:style-name="P1">إِيلَ فَانْيَ كْوَ كِئَاسِ * سِيٖ دٖيوٖ كَكُتِيَ</text:p>
      <text:p text:style-name="P1"/>
      <text:p text:style-name="P1">كُونَ وَاكْوٖ وَ وَنْڠِينٖ * كْوَ كُپَاتَ وَدٖنْڠٖينٖ</text:p>
      <text:p text:style-name="P1">كِيوَ نَاءٗ أُپٖمْبٖينٖ * هَذَارِ نَكُؤُسِيَ</text:p>
      <text:p text:style-name="P1"/>
      <text:p text:style-name="P1">وَنْڠِينٖ نِ وَاتُ سَانَ * كَاتُ هَوَكُدَنْڠَانَ</text:p>
      <text:p text:style-name="P1">هَاتَ كِيوَ هَاجَ أُونَ * هَأَنْدَامِ كُكْوَمْبِيَ</text:p>
      <text:p text:style-name="P1"/>
      <text:p text:style-name="P1">هَنَانْدِ هَاتَ نْيُمْبَانِ * كْوَ مْوَنَاوٖ كَتَمَانِ</text:p>
      <text:p text:style-name="P1">كُوچَ وَاتُ وَسِذَانِ * أَمٖكْوٖينْدَ كُتَوِيَ</text:p>
      <text:p text:style-name="P1"><text:soft-page-break/></text:p>
      <text:p text:style-name="P1">نْدِيَانِ مُكِكُتَانَ * هُوَ نَ هَرَاكَ سَانَ</text:p>
      <text:p text:style-name="P1">هَمَكِنِيكِ كُنٖينَ * كْوَ لِيلٗ كُلِكِمْبِيَ</text:p>
      <text:p text:style-name="P1"/>
      <text:p text:style-name="P1">وَكِيوَ وَاكْوٖ وَ وَاكٗ * كْوَاءٗ هِيزِ سِيفَ زِيكٗ</text:p>
      <text:p text:style-name="P1">بَاسِ نِ بَهَاتِ يَاكٗ * نِ هَاپٗ پَ كُزِوِيَ</text:p>
      <text:p text:style-name="P1"/>
      <text:p text:style-name="P1">أَامَ وَكْوٖؤٗ وَكِيوَ * نِ وَ كُپٖينْدَ كُپٗوَ</text:p>
      <text:p text:style-name="P1">كُوَاپَ هُكُزُوِيوَ * مْكٗونٗ كُوَنْيٗشٖيَ</text:p>
      <text:p text:style-name="P1"/>
      <text:p text:style-name="P1">أُسِوٖيكٖ كَامَ أَادَ * كِيسَ تَكْوٖتٖيَ شِيدَ</text:p>
      <text:p text:style-name="P1">إِيلَ وَاوٖ سِ لَبُودَ * نِ وَاتُ وَهِتَجِيَ</text:p>
      <text:p text:style-name="P1"/>
      <text:p text:style-name="P1">وَكِيوَ نِ وَهِتَاجِ * سِوَنْڠٗوجٖ كُتَرَاجِ</text:p>
      <text:p text:style-name="P1">وَكِيوَ كْوَاكٗ هَوَاجِ * نِ سَاوَ كُوَپٖكٖيَ</text:p>
      <text:p text:style-name="P1"/>
      <text:p text:style-name="P1">أُكِيوَ أُمٖوَؤٗونَ * سِ وَاتُ وٖينْيٖ مَأَنَ</text:p>
      <text:p text:style-name="P1"><text:soft-page-break/>نِ وَالٖ وَ كُدَنْڠَانَ * وَ كُپٖينْدَ كُپَپِيَ</text:p>
      <text:p text:style-name="P1"/>
      <text:p text:style-name="P1">زِوِيَ سِتٗوٖ چَاكٗ * نَ مْوَمْبِيَ مْكٖ وَاكٗ</text:p>
      <text:p text:style-name="P1">إِيلَ هُتٗوفُ سُمْبُوكٗ * بِرِيكَ مْبٗوڤُ كُتِيَ</text:p>
      <text:p text:style-name="P1"/>
      <text:p text:style-name="P1">أَامَ وَسِؤٗ وَزَازِ * وَجٗومْبَ نَ مَشَنْڠَازِ</text:p>
      <text:p text:style-name="P1">هَاپٗ كُونَ نْڠُومُ كَازِ * كْوَ يٖيتُ هِينِ دُنِيَ</text:p>
      <text:p text:style-name="P1"/>
      <text:p text:style-name="P1">كْوَانْدَ أُسِوَتَپِيٖ * كٖيتِ مْبَالِ وَنْڠَلِيٖ</text:p>
      <text:p text:style-name="P1">أُكِيَؤٗونَ مَمْبٗويٖ * نْدِيَ هَيَكْوٖكٖلٖيَ</text:p>
      <text:p text:style-name="P1"/>
      <text:p text:style-name="P1">أُسٖينْدٖ سَانَ كَرِيبُ * تَئِڤُتِيَ تَأَبُ</text:p>
      <text:p text:style-name="P1">نِ وٖينْڠِ وَ كُهَرِيبُ * كَتِيكَ نِمٖزٗتَايَ</text:p>
      <text:p text:style-name="P1"/>
      <text:p text:style-name="P1">أَامَ مَشٖمٖيڠِ زَاكٗ * دَادَ زَاكٖ مْكٖ وَاكٗ</text:p>
      <text:p text:style-name="P1">مْوَنَانْڠُ سِڤُونْدٖ مِيكٗ * إِلٗوٖيكْوَ نَ شَرِيَ</text:p>
      <text:p text:style-name="P1"/>
      <text:p text:style-name="P1"><text:soft-page-break/>أُسِؤٗنْدٗوٖ مِپَاكَ * كْوَ مزَاهَ نَ ذِهَاكَ</text:p>
      <text:p text:style-name="P1">مَارَ مَامْبٗ هُڠٖؤُوكَ * كِزَأَزَاءَ كِكَايَ</text:p>
      <text:p text:style-name="P1"/>
      <text:p text:style-name="P1">خٖيرِ وَمْبِيوٖ مُؤٗوڤُ * كُلِيكٗ كُپَاتَ كٗوڤُ</text:p>
      <text:p text:style-name="P1">خٖيرِ وَامْبٖ أُونَ وِيڤُ * كُلِيكٗ كُكُڤُنْدِيَ</text:p>
      <text:p text:style-name="P1"/>
      <text:p text:style-name="P1">وِيڤُ نِ كَامَ كِؤُونْڠٗ * أُكِزِيدِ نِ تٖوٖينْڠٗ</text:p>
      <text:p text:style-name="P1">پِيَ كُيِفَانْيَ تٗونْڠٗ * أُدُيُثِينِ هُنْڠِيَ</text:p>
      <text:p text:style-name="P1"/>
      <text:p text:style-name="P1">نَ كُؤُكٗوسَ كَبِيسَ * إِنْڠَاوَ نْدِيٗ كِسَاسَ</text:p>
      <text:p text:style-name="P1">هِيٗ سِ نْجٖيمَ سِيَاسَ * يَ نْيُمْبَانِ كُتُمِيَ</text:p>
      <text:p text:style-name="P1"/>
      <text:p text:style-name="P1">نِ لَزِيمَ كُوَ نَاءٗ * كْوَ أَلِيٗ نِ مْكٖؤٗ</text:p>
      <text:p text:style-name="P1">كِكُزُمْبُوَ هُنَاءٗ * مَتٗونِ هُتٗمْنْڠِيَ</text:p>
      <text:p text:style-name="P1"/>
      <text:p text:style-name="P1">كُوَ نَاءٗ وَ كَدِيرِ * هِيٗ نْدِيٗ دَسِتُورِ</text:p>
      <text:p text:style-name="P1">نَ كْوَ مْكٖ نِ فَخَارِ * كْوَ وٖينْدٖ تَيِڤُنِيَ</text:p>
      <text:p text:style-name="P1"><text:soft-page-break/></text:p>
      <text:p text:style-name="P1">نَ فُفنُونُ أُكِپَاتَ * كُوَ مْكٖ نِ مْتَاتَ</text:p>
      <text:p text:style-name="P1">سِئِنُوكٖ نَ كُتٖيتَ * كْوَانْدَ زِيدِ كْوَنْڠَلِيَ</text:p>
      <text:p text:style-name="P1"/>
      <text:p text:style-name="P1">سِمْتُكُلِيٖ ذَانَ * كْوَ كُوَ وَاجَ هُنٖينَ</text:p>
      <text:p text:style-name="P1">هِيلٗ نِ خَتَارِ سَانَ * مَيُتٗونِ تَكُتِيَ</text:p>
      <text:p text:style-name="P1"/>
      <text:p text:style-name="P1">إِزِوِيٖ أُسُبِيرِ * أُهَكِكِيشٖ خَبَارِ</text:p>
      <text:p text:style-name="P1">تٖينَ أُفَانْيٖ كْوَ سِيرِ * پَاسِ نَ كُپِيجَ مْبِيَ</text:p>
      <text:p text:style-name="P1"/>
      <text:p text:style-name="P1">إِكِيوَ أُمٖتٗشٖيكَ * هِيلٗ نِ يَامْبٗ هَكِيكَ</text:p>
      <text:p text:style-name="P1">كْوَ تَرَتِيبُ إٖپُوكَ * بِيلَ سَبَابُ كُتَايَ</text:p>
      <text:p text:style-name="P1"/>
      <text:p text:style-name="P1">سِتَايٖ يَاكٗ سَبَابُ * أُتَزِيدِ كُهَرِيبُ</text:p>
      <text:p text:style-name="P1">زِتَتَنْڠَاءَ أَئِيبُ * نَ سِ وٖيمَ كُئٖنٖيَ</text:p>
      <text:p text:style-name="P1"/>
      <text:p text:style-name="P1">نَ هِيلٗ كِيسَ كُتٖينْدَ * هُونَ بُودِ كُئِپِينْدَ</text:p>
      <text:p text:style-name="P1"><text:soft-page-break/>هَاتَ كَامَ أُونَ نْيٗونْدَ * سِيوٖ نْيُومَ تَرٖجٖيَ</text:p>
      <text:p text:style-name="P1"/>
      <text:p text:style-name="P1">إِپِينْدٖ إِپِينْدٖ مْنٗ * سِبَدِيلِ لَاكٗ نٖينٗ</text:p>
      <text:p text:style-name="P1">مْوِيسٗ تَپَاتَ أُسٗونٗ * يَتَتٗوكَ مَزٗوٖيَ</text:p>
      <text:p text:style-name="P1"/>
      <text:p text:style-name="P1">أُتَسُكِكَسُكِيكَ * كِيوَ مٗويٗ وَمْتَاكَ</text:p>
      <text:p text:style-name="P1">فَهَامُ تَفٖذٖهٖيكَ * كِيوَ هُتٗئِزِوِيَ</text:p>
      <text:p text:style-name="P1"/>
      <text:p text:style-name="P1">إِزِوِيٖ إِكُكُوسٖ * مْپَاكَ مَهَابَ يٖيسٖ</text:p>
      <text:p text:style-name="P1">پٖنْيٖينْيٖ أُسِيَپِيسٖ * مٗيٗونِ كَكُرُدِيَ</text:p>
      <text:p text:style-name="P1"/>
      <text:p text:style-name="P1">مْوِسٗوٖ يَتَؤٗنْدٗوكَ * نَ وٖيوٖ أُتَأَفِيكَ</text:p>
      <text:p text:style-name="P1">كُلِيكٗ كُفٖذٖهٖيكَ * نَ إِزَرَانِ كُنْڠِيَ</text:p>
      <text:p text:style-name="P1"/>
      <text:p text:style-name="P1">لَكِينِ نَكُكُمْبُوشَ * كِيسوَ چَ نَانَ أَئِيشَ</text:p>
      <text:p text:style-name="P1">ڤُرُمَاءِ وَلِزُوشَ * مَاوِ وَكَمزُلِيَ</text:p>
      <text:p text:style-name="P1"/>
      <text:p text:style-name="P1"><text:soft-page-break/>وَلِؤٗنٖينَ نِ وٖينْڠِ * وَكَفَانْيَ نَ مَڠٖينْڠِ</text:p>
      <text:p text:style-name="P1">نَ زِكَاءٗ زَ مِتِينْڠِ * مَدِينَ زِكَئِنٖيَ</text:p>
      <text:p text:style-name="P1"/>
      <text:p text:style-name="P1">كْوَ يَامْبٗ لِيسٗ أَسِيلِ * كْوَ مْكٖ وَاكٖ رَسُولِ</text:p>
      <text:p text:style-name="P1">كَاتُ هَلِكُوَ كْوٖيلِ * نِ أُڤُومِ وَلِتِيَ</text:p>
      <text:p text:style-name="P1"/>
      <text:p text:style-name="P1">مْوَنْڠَلِيٖ نَ مْتُومِ * أَلِكُوَ هَأَتَامِ</text:p>
      <text:p text:style-name="P1">أَلِزِوِيَ أُلِيمِ * مْپَاكَ وَهَايِ كُويَ</text:p>
      <text:p text:style-name="P1"/>
      <text:p text:style-name="P1">يَتَاكَ مْنٗ هَذَارِ * كَتِيكَ هِيزٗ خَبَارِ</text:p>
      <text:p text:style-name="P1">سِيوٖ مْپٖيسِ كُكِيرِ * يَامْبٗ أُكِلِسِكِيَ</text:p>
      <text:p text:style-name="P1"/>
      <text:p text:style-name="P1">تَفِيتِ تَفِيتِ سَانَ * هَاتَ شَاكَ أُوٖ هُونَ</text:p>
      <text:p text:style-name="P1">نْدِيپٗ هَاپٗ لَاكٗ نٖينَ * بِيلَ سَبَابُ كُتَايَ</text:p>
      <text:p text:style-name="P1"/>
      <text:p text:style-name="P1">هَاپَ سَاسَ نِتَكٗومَ * وَالَ يٗوتٖ سِكُسٖيمَ</text:p>
      <text:p text:style-name="P1">لَكِينِ أُكِئَنْدَامَ * هَايَ تَكُسَئِدِيَ</text:p>
      <text:p text:style-name="P1"><text:soft-page-break/></text:p>
      <text:p text:style-name="P1">نِيَ نَ يَانْڠُ ذَمِيرِ * كْوَنْدِيكَ كْوَ مَشَئِيرِ</text:p>
      <text:p text:style-name="P1">نِ كُئٖنٖيزَ خَبَارِ * كْوَ وٖينْيٖ كُيَسِكِيَ</text:p>
      <text:p text:style-name="P1"/>
      <text:p text:style-name="P1">نِ سَهَالِ كُسِكِيزَ * كَسٖيتِ مٗويَ هُوٖيزَ</text:p>
      <text:p text:style-name="P1">وٖينْڠِ وَكَپُلِكِيزَ * وَكَسِكِيزَ پَمٗويَ</text:p>
      <text:p text:style-name="P1"/>
      <text:p text:style-name="P1">لَاءُ كَامَ نِ كِتَابُ * وَسٗمَاجِ نِ هُبُوبُ</text:p>
      <text:p text:style-name="P1">وٖينْڠِ هُؤٗونَ تَأَبُ * كُسِكِيزَ مٖزٗوٖيَ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0:00:17.716197494</meta:creation-date>
    <meta:editing-duration>PT1M2S</meta:editing-duration>
    <meta:editing-cycles>4</meta:editing-cycles>
    <meta:generator>LibreOffice/4.2.3.3$Linux_X86_64 LibreOffice_project/420m0$Build-3</meta:generator>
    <dc:title>andika</dc:title>
    <dc:date>2014-05-30T16:29:56.431606508</dc:date>
    <meta:document-statistic meta:table-count="0" meta:image-count="0" meta:object-count="0" meta:page-count="44" meta:paragraph-count="492" meta:word-count="3391" meta:character-count="13976" meta:non-whitespace-character-count="11076"/>
    <meta:template xlink:type="simple" xlink:actuate="onRequest" xlink:title="andika" xlink:href="../../../../../data/libreoffice/templates/andika1.ott" meta:date="2014-05-29T10:00:17.506194322"/>
  </office:meta>
</office:document-meta>
</file>